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51.82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30.74mm"/>
    </style:style>
    <style:style style:name="co23" style:family="table-column">
      <style:table-column-properties fo:break-before="auto" style:column-width="15.2mm"/>
    </style:style>
    <style:style style:name="co24" style:family="table-column">
      <style:table-column-properties fo:break-before="auto" style:column-width="15.24mm"/>
    </style:style>
    <style:style style:name="co25" style:family="table-column">
      <style:table-column-properties fo:break-before="auto" style:column-width="14.43mm"/>
    </style:style>
    <style:style style:name="co26" style:family="table-column">
      <style:table-column-properties fo:break-before="auto" style:column-width="13.88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37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27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.78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cc0000"/>
    </style:style>
    <style:style style:name="ce6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/>
    </style:style>
    <style:style style:name="ce6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9933"/>
    </style:style>
    <style:style style:name="ce7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9900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</style:style>
    <style:style style:name="ce73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mm"/>
    </style:style>
    <style:style style:name="ce75" style:family="table-cell" style:parent-style-name="Default">
      <style:table-cell-properties fo:background-color="#eeeeee" fo:border="0.06pt solid #000000" style:rotation-align="none" style:vertical-align="middle"/>
    </style:style>
    <style:style style:name="ce76" style:family="table-cell" style:parent-style-name="Default">
      <style:table-cell-properties fo:border="0.06pt solid #000000" style:rotation-align="none" style:vertical-align="middl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  <style:style style:name="T4" style:family="text">
      <style:text-properties fo:color="#800000"/>
    </style:style>
    <style:style style:name="T5" style:family="text">
      <style:text-properties fo:color="#990000"/>
    </style:style>
    <style:style style:name="T6" style:family="text">
      <style:text-properties fo:color="#007826"/>
    </style:style>
    <style:style style:name="T7" style:family="text">
      <style:text-properties fo:color="#801900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style:font-name-asian="Droid Sans Fallback" style:font-name-complex="FreeSans" style:font-weight-asian="bold" style:font-weight-complex="bold"/>
    </style:style>
    <style:style style:name="T10" style:family="text">
      <style:text-properties style:font-name-asian="Droid Sans Fallback" style:font-name-complex="FreeSans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color="#7e0021" style:font-weight-asian="bold" style:font-weight-complex="bold"/>
    </style:style>
    <style:style style:name="T13" style:family="text">
      <style:text-properties fo:color="#cc00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98.9mm" svg:height="47.13mm" svg:x="196.7mm" svg:y="191.47mm">
            <draw:object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53mm" svg:height="51.13mm" svg:x="197.24mm" svg:y="458.81mm">
            <draw:object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5.6mm" svg:height="56.72mm" svg:x="198.62mm" svg:y="673.45mm">
            <draw:object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5.6mm" svg:height="55.65mm" svg:x="198.35mm" svg:y="981.03mm">
            <draw:object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2.02mm" svg:height="100.79mm" svg:x="519.91mm" svg:y="25.17mm">
            <draw:object draw:notify-on-update-of-ranges="Sheet1.Q7:Sheet1.Q10 Sheet1.T6:Sheet1.T6 Sheet1.T7:Sheet1.T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3.73mm" svg:height="97.99mm" svg:x="536.02mm" svg:y="178.14mm">
            <draw:object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4.82mm" svg:height="113.83mm" svg:x="844.36mm" svg:y="455.42mm">
            <draw:object draw:notify-on-update-of-ranges="Sheet1.AI76:Sheet1.AN76 Sheet1.AH77:Sheet1.AH77 Sheet1.AI77:Sheet1.AN77 Sheet1.AH78:Sheet1.AH78 Sheet1.AI78:Sheet1.AN7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30.23mm" svg:height="74.5mm" svg:x="844.78mm" svg:y="668.74mm">
            <draw:object draw:notify-on-update-of-ranges="Sheet1.AH121:Sheet1.AH121 Sheet1.AI121:Sheet1.AN121 Sheet1.AH122:Sheet1.AH122 Sheet1.AI122:Sheet1.AN122 Sheet1.AH123:Sheet1.AH123 Sheet1.AI123:Sheet1.AN12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4" table:default-cell-style-name="ce6"/>
        <table:table-column table:style-name="co25" table:default-cell-style-name="ce6"/>
        <table:table-column table:style-name="co23" table:default-cell-style-name="ce6"/>
        <table:table-column table:style-name="co26" table:default-cell-style-name="ce6"/>
        <table:table-column table:style-name="co1" table:default-cell-style-name="ce6"/>
        <table:table-column table:style-name="co27" table:default-cell-style-name="ce6"/>
        <table:table-column table:style-name="co28" table:default-cell-style-name="ce6"/>
        <table:table-column table:style-name="co1" table:number-columns-repeated="981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,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,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,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,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5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6" office:value-type="float" office:value="10" calcext:value-type="float">
            <text:p>10</text:p>
          </table:table-cell>
          <table:table-cell table:style-name="ce67" office:value-type="float" office:value="21" calcext:value-type="float">
            <text:p>21</text:p>
          </table:table-cell>
          <table:table-cell table:style-name="ce69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67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/>
          <table:table-cell table:style-name="ce72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/>
          <table:table-cell table:style-name="ce73" office:value-type="string" calcext:value-type="string">
            <text:p>Analisi dei Requisiti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67" table:formula="of:=[.AJ78]*[.AJ79]" office:value-type="float" office:value="525" calcext:value-type="float">
            <text:p>525</text:p>
          </table:table-cell>
          <table:table-cell table:style-name="ce69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67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/>
          <table:table-cell table:style-name="ce74" office:value-type="string" calcext:value-type="string">
            <text:p>Analista</text:p>
          </table:table-cell>
          <table:table-cell table:style-name="ce24" office:value-type="string" calcext:value-type="string">
            <text:p><text:span text:style-name="T8">+3</text:span> ore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/>
          <table:table-cell table:style-name="ce73" office:value-type="string" calcext:value-type="string">
            <text:p>Piano di Progetto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71" office:value-type="string" calcext:value-type="string">
            <text:p>tot diff</text:p>
          </table:table-cell>
          <table:table-cell table:style-name="ce67" table:formula="of:=SUM([.AI82:.AN82])" office:value-type="float" office:value="-2" calcext:value-type="float">
            <text:p>-2</text:p>
          </table:table-cell>
          <table:table-cell table:style-name="Default"/>
          <table:table-cell/>
          <table:table-cell table:style-name="ce74" office:value-type="string" calcext:value-type="string">
            <text:p>Responsabile</text:p>
          </table:table-cell>
          <table:table-cell table:style-name="ce76" office:value-type="string" calcext:value-type="string">
            <text:p><text:span text:style-name="T9">+1</text:span><text:span text:style-name="T10"> ora</text:span></text:p>
          </table:table-cell>
          <table:table-cell table:number-columns-repeated="980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/>
          <table:table-cell table:style-name="ce73" office:value-type="string" calcext:value-type="string">
            <text:p>Piano di Qualifica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8"/>
          <table:table-cell table:style-name="Default" office:value-type="string" calcext:value-type="string">
            <text:p>-K158\</text:p>
          </table:table-cell>
          <table:table-cell/>
          <table:table-cell table:style-name="ce74" office:value-type="string" calcext:value-type="string">
            <text:p>Responsabile</text:p>
          </table:table-cell>
          <table:table-cell table:style-name="ce24" office:value-type="string" calcext:value-type="string">
            <text:p><text:span text:style-name="T11">-1</text:span> ora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/>
          <table:table-cell table:style-name="ce73" office:value-type="string" calcext:value-type="string">
            <text:p>Specifica Tecnica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"/>
          <table:table-cell table:style-name="ce74" office:value-type="string" calcext:value-type="string">
            <text:p>Progettista</text:p>
          </table:table-cell>
          <table:table-cell table:style-name="ce24" office:value-type="string" calcext:value-type="string">
            <text:p><text:span text:style-name="T11">-7</text:span> ore</text:p>
          </table:table-cell>
          <table:table-cell table:number-columns-repeated="980"/>
        </table:table-row>
        <table:table-row table:style-name="ro10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"/>
          <table:table-cell table:style-name="ce74" office:value-type="string" calcext:value-type="string">
            <text:p>Verificatore</text:p>
          </table:table-cell>
          <table:table-cell table:style-name="ce25" office:value-type="string" calcext:value-type="string">
            <text:p><text:span text:style-name="T12">+1</text:span><text:span text:style-name="T13"> </text:span><text:span text:style-name="T14">ora</text:span></text:p>
          </table:table-cell>
          <table:table-cell table:number-columns-repeated="980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10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ce62"/>
          <table:table-cell table:style-name="Default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ce62"/>
          <table:table-cell table:style-name="ce48" office:value-type="string" calcext:value-type="string">
            <text:p>ore previste</text:p>
          </table:table-cell>
          <table:table-cell table:style-name="ce6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3"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ore effettive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63" calcext:value-type="float">
            <text:p>63</text:p>
          </table:table-cell>
          <table:table-cell table:style-name="ce70" office:value-type="float" office:value="14" calcext:value-type="float">
            <text:p>14</text:p>
          </table:table-cell>
          <table:table-cell table:style-name="ce68" office:value-type="float" office:value="81" calcext:value-type="float">
            <text:p>81</text:p>
          </table:table-cell>
          <table:table-cell table:style-name="ce70" office:value-type="float" office:value="119" calcext:value-type="float">
            <text:p>119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3"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<text:span text:style-name="T4">(+3)</text:span></text:p>
          </table:table-cell>
          <table:table-cell table:style-name="ce6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3"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costo previsto</text:p>
          </table:table-cell>
          <table:table-cell table:style-name="ce14" table:formula="of:=[.AI124]*[.AI122]" office:value-type="float" office:value="90" calcext:value-type="float">
            <text:p>90</text:p>
          </table:table-cell>
          <table:table-cell table:style-name="ce14" table:formula="of:=[.AJ124]*[.AJ122]" office:value-type="float" office:value="100" calcext:value-type="float">
            <text:p>100</text:p>
          </table:table-cell>
          <table:table-cell table:style-name="ce14" table:formula="of:=[.AK124]*[.AK122]" office:value-type="float" office:value="1650" calcext:value-type="float">
            <text:p>1650</text:p>
          </table:table-cell>
          <table:table-cell table:style-name="ce14" table:formula="of:=[.AL124]*[.AL122]" office:value-type="float" office:value="220" calcext:value-type="float">
            <text:p>220</text:p>
          </table:table-cell>
          <table:table-cell table:style-name="ce14" table:formula="of:=[.AM124]*[.AM122]" office:value-type="float" office:value="1320" calcext:value-type="float">
            <text:p>1320</text:p>
          </table:table-cell>
          <table:table-cell table:style-name="ce14" table:formula="of:=[.AN124]*[.AN122]" office:value-type="float" office:value="1560" calcext:value-type="float">
            <text:p>156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3"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ce62"/>
          <table:table-cell table:style-name="ce48" office:value-type="string" calcext:value-type="string">
            <text:p>costo effettivo</text:p>
          </table:table-cell>
          <table:table-cell table:style-name="ce14" table:formula="of:=[.AI123]*[.AI124]" office:value-type="float" office:value="90" calcext:value-type="float">
            <text:p>90</text:p>
          </table:table-cell>
          <table:table-cell table:style-name="ce68" table:formula="of:=[.AJ123]*[.AJ124]" office:value-type="float" office:value="50" calcext:value-type="float">
            <text:p>50</text:p>
          </table:table-cell>
          <table:table-cell table:style-name="ce69" table:formula="of:=[.AK123]*[.AK124]" office:value-type="float" office:value="1386" calcext:value-type="float">
            <text:p>1386</text:p>
          </table:table-cell>
          <table:table-cell table:style-name="ce70" table:formula="of:=[.AL123]*[.AL124]" office:value-type="float" office:value="280" calcext:value-type="float">
            <text:p>280</text:p>
          </table:table-cell>
          <table:table-cell table:style-name="ce68" table:formula="of:=[.AM123]*[.AM124]" office:value-type="float" office:value="1215" calcext:value-type="float">
            <text:p>1215</text:p>
          </table:table-cell>
          <table:table-cell table:style-name="ce70" table:formula="of:=[.AN123]*[.AN124]" office:value-type="float" office:value="1785" calcext:value-type="float">
            <text:p>178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3"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style-name="ce48" office:value-type="string" calcext:value-type="string">
            <text:p>differenza</text:p>
          </table:table-cell>
          <table:table-cell table:style-name="ce14" table:formula="of:=[.AI125]-[.AI126]" office:value-type="float" office:value="0" calcext:value-type="float">
            <text:p>0</text:p>
          </table:table-cell>
          <table:table-cell table:style-name="ce14" table:formula="of:=[.AJ125]-[.AJ126]" office:value-type="float" office:value="50" calcext:value-type="float">
            <text:p>50</text:p>
          </table:table-cell>
          <table:table-cell table:style-name="ce14" table:formula="of:=[.AK125]-[.AK126]" office:value-type="float" office:value="264" calcext:value-type="float">
            <text:p>264</text:p>
          </table:table-cell>
          <table:table-cell table:style-name="ce14" table:formula="of:=[.AL125]-[.AL126]" office:value-type="float" office:value="-60" calcext:value-type="float">
            <text:p>-60</text:p>
          </table:table-cell>
          <table:table-cell table:style-name="ce14" table:formula="of:=[.AM125]-[.AM126]" office:value-type="float" office:value="105" calcext:value-type="float">
            <text:p>105</text:p>
          </table:table-cell>
          <table:table-cell table:style-name="ce14" table:formula="of:=[.AN125]-[.AN126]" office:value-type="float" office:value="-225" calcext:value-type="float">
            <text:p>-22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3"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number-columns-repeated="5"/>
          <table:table-cell table:style-name="ce71" office:value-type="string" calcext:value-type="string">
            <text:p>tot diff</text:p>
          </table:table-cell>
          <table:table-cell table:style-name="ce67" table:formula="of:=SUM([.AI127:.AN127])" office:value-type="float" office:value="134" calcext:value-type="float">
            <text:p>134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3"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8<text:span text:style-name="T5">(+3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<text:span text:style-name="T3">(-2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15<text:span text:style-name="T5">(+5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2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6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34" office:value-type="float" office:value="15" calcext:value-type="float">
            <text:p>15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12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2<text:span text:style-name="T5">(+2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float" office:value="12" calcext:value-type="float">
            <text:p>1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float" office:value="9" calcext:value-type="float">
            <text:p>9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4" calcext:value-type="float">
            <text:p>4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1:04:47.30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8-22T11:16:22.591000000</dc:date>
    <meta:editing-duration>PT16H14M1S</meta:editing-duration>
    <meta:editing-cycles>119</meta:editing-cycles>
    <meta:generator>LibreOffice/4.4.3.2$Windows_x86 LibreOffice_project/88805f81e9fe61362df02b9941de8e38a9b5fd16</meta:generator>
    <meta:document-statistic meta:table-count="1" meta:cell-count="176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9:Sheet1.N25 Sheet1.I18:Sheet1.N18" chart:data-source-has-labels="both" svg:x="0.397cm" svg:y="0.094cm" svg:width="15.987cm" svg:height="4.526cm">
          <chartooo:coordinate-region svg:x="1.018cm" svg:y="0.293cm" svg:width="15.311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6:Sheet1.N82 Sheet1.I75:Sheet1.N75" chart:data-source-has-labels="both" svg:x="0.395cm" svg:y="0.102cm" svg:width="15.854cm" svg:height="4.91cm">
          <chartooo:coordinate-region svg:x="1.016cm" svg:y="0.302cm" svg:width="15.169cm" svg:height="3.665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1:Sheet1.N127 Sheet1.I120:Sheet1.N120" chart:data-source-has-labels="both" svg:x="0.391cm" svg:y="0.113cm" svg:width="15.669cm" svg:height="5.447cm">
          <chartooo:coordinate-region svg:x="1.012cm" svg:y="0.312cm" svg:width="14.97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7:Sheet1.N193 Sheet1.I186:Sheet1.N186" chart:data-source-has-labels="both" svg:x="0.391cm" svg:y="0.111cm" svg:width="15.669cm" svg:height="5.344cm">
          <chartooo:coordinate-region svg:x="1.012cm" svg:y="0.31cm" svg:width="14.97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0cm" svg:y="0cm" style:legend-expansion="custom" chartooo:width="4.141cm" chartooo:height="6.018cm" style:legend-expansion-aspect-ratio="0.688102359587903" chart:style-name="ch2"/>
        <chart:plot-area chart:style-name="ch3" table:cell-range-address="Sheet1.V19:Sheet1.AB25 Sheet1.W18:Sheet1.AB18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82cm" svg:y="5.144cm" style:legend-expansion="high" chart:style-name="ch2"/>
        <chart:plot-area chart:style-name="ch3" table:cell-range-address="Sheet1.AH76:Sheet1.AN78" chart:data-source-has-labels="both" svg:x="0.249cm" svg:y="0.227cm" svg:width="9.484cm" svg:height="10.93cm">
          <chartooo:coordinate-region svg:x="1.056cm" svg:y="0.426cm" svg:width="8.677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24cm" svg:height="7.451cm" xlink:href=".." xlink:type="simple" chart:class="chart:bar" chart:style-name="ch1">
        <chart:legend chart:legend-position="end" svg:x="10.523cm" svg:y="3.177cm" style:legend-expansion="high" chart:style-name="ch2"/>
        <chart:plot-area chart:style-name="ch3" table:cell-range-address="Sheet1.AH121:Sheet1.AN123" chart:data-source-has-labels="both" svg:x="0.26cm" svg:y="0.149cm" svg:width="10.003cm" svg:height="7.153cm">
          <chartooo:coordinate-region svg:x="1.067cm" svg:y="0.349cm" svg:width="9.196cm" svg:height="6.306cm"/>
          <chart:axis chart:dimension="x" chart:name="primary-x" chart:style-name="ch4" chartooo:axis-type="auto">
            <chartooo:date-scale/>
            <chart:categories table:cell-range-address="Sheet1.AI121:Sheet1.AN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122:Sheet1.AN122" chart:label-cell-address="Sheet1.AH122:Sheet1.AH122" chart:class="chart:bar">
            <chart:data-point chart:repeated="6"/>
          </chart:series>
          <chart:series chart:style-name="ch8" chart:values-cell-range-address="Sheet1.AI123:Sheet1.AN123" chart:label-cell-address="Sheet1.AH123:Sheet1.AH1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121:Sheet1.AN121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122:Sheet1.AH122</svg:desc>
                </draw:g>
              </table:table-cell>
              <table:table-cell office:value-type="float" office:value="3">
                <text:p>3</text:p>
                <draw:g>
                  <svg:desc>Sheet1.AI122:Sheet1.AN12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re effettive</text:p>
                <draw:g>
                  <svg:desc>Sheet1.AH123:Sheet1.AH123</svg:desc>
                </draw:g>
              </table:table-cell>
              <table:table-cell office:value-type="float" office:value="3">
                <text:p>3</text:p>
                <draw:g>
                  <svg:desc>Sheet1.AI123:Sheet1.AN1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